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DejaVu Serif" fo:font-size="12pt" officeooo:paragraph-rsid="000af7d1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DejaVu Serif" fo:font-size="12pt" fo:font-weight="bold" officeooo:paragraph-rsid="000af7d1" style:font-size-asian="12pt" style:font-weight-asian="bold" style:font-size-complex="12pt" style:font-weight-complex="bold"/>
    </style:style>
    <style:style style:name="T1" style:family="text">
      <style:text-properties officeooo:rsid="000c8a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O aluno irá iniciar o processo através do preenchimento da proposta de trabalho (para PCC ou TCC).</text:p>
      <text:p text:style-name="P1"><text:tab/>O formulário deve possuir um campo para o título da proposta, um campo para o resumo, um campo para a escolha do orientador (opcional) e uma lista de marcação para o aluno informar quais são as áreas de conhecimento de que trata-se a proposta (este campo é opcional, e deve mostrar somente as áreas de conhecimento disponíveis pelo corpo docente do colegiado do aluno).</text:p>
      <text:p text:style-name="P1"><text:tab/>Após preenchimento o aluno irá submeter a proposta para avaliação do professor da disciplina.</text:p>
      <text:p text:style-name="P1"/>
      <text:p text:style-name="P1">2 - O professor da disciplina irá encaminhar a proposta de trabalho (podendo ser uma proposta de trabalho de PCC ou TCC) para o professor que tenha a mesma área de conhecimento da escolha do aluno.</text:p>
      <text:p text:style-name="P1"><text:tab/>Deve haver uma tela auxiliar, que auxilie o professor da disciplina nesta escolha, mostrando a quantidade de orientações que cada professor tem no momento e as áreas de conhecimento de cada professor.</text:p>
      <text:p text:style-name="P1"><text:tab/>O professor da disciplina pode rejeitar a proposta de trabalho do aluno (com justificativa).</text:p>
      <text:p text:style-name="P1"/>
      <text:p text:style-name="P1">3 - O professor orientador irá aceitar ou rejeitar (com justificativa) a proposta de trabalho do aluno (orientação) do aluno.</text:p>
      <text:p text:style-name="P1"><text:tab/>Em caso de aceite o professor orientador deverá assinar digitalmente a “Declaração de Aceite de Orientação” para dar início ao processo de orientação.</text:p>
      <text:p text:style-name="P1"><text:tab/>Após ao aceite o sistema deve disponibilizar local de armazenagem para o aluno ou professor anexar documentos referentes ao projeto, como: atas der reuniões, planos de trabalhos (o sistema deverá prover os modelos), entre outros documentos e arquivos.</text:p>
      <text:p text:style-name="P1"/>
      <text:p text:style-name="P1">4 - O aluno e o professor deverão assinar digitalmente o “Termo de Compromisso de Orientação de Monografia”.</text:p>
      <text:p text:style-name="P1"/>
      <text:p text:style-name="P2">(INICIA-SE A FASE DE ORIENTAÇÃO EFETIVAMENTE)</text:p>
      <text:p text:style-name="P1"/>
      <text:p text:style-name="P1"><text:soft-page-break/>5 - O aluno deverá assinar digitalmente o “Termo de Responsabilidade de Plágio” e submeter a sua Proposta de Conclusão de Curso ou Trabalho de Conclusão de Curso (o sistema deverá prover o padrão para os modelos).</text:p>
      <text:p text:style-name="P1"/>
      <text:p text:style-name="P1">6 - O professor orientador irá fazer download do PCC ou TCC e irá validar no sistema para dar continuidade ao processo.</text:p>
      <text:p text:style-name="P1"/>
      <text:p text:style-name="P2">(INICIA-SE A FASE DE DEFESA DO PROJETO)</text:p>
      <text:p text:style-name="P2"/>
      <text:p text:style-name="P1">7 - Os demais professores do colegiado irão sinalizar pelo sistema interesse em participar das bancas dos trabalhos submetidos.</text:p>
      <text:p text:style-name="P1"/>
      <text:p text:style-name="P1">8 - O professor da disciplina irá fechar as bancas e agendar a data da defesa do trabalho.</text:p>
      <text:p text:style-name="P1"><text:tab/>O sistema deve disponibilizar um relatório para o professor verificar as disponibilidade de horário de cada professor.</text:p>
      <text:p text:style-name="P1"><text:tab/>O sistema deve disponibilizar um relatório com as datas e horários da bancas dos alunos, assim como o relatório da ata para a banca assinar.</text:p>
      <text:p text:style-name="P1"/>
      <text:p text:style-name="P1">9 - O aluno deverá fazer o upload do trabalho retificado (de acordo com as considerações da banca), a ata da defesa e a ficha catalográfica da biblioteca (a ata e a ficha será somente para TCC).</text:p>
      <text:p text:style-name="P1"/>
      <text:p text:style-name="P1">10 - O orientador irá validar as correções do PCC/TCC do aluno.</text:p>
      <text:p text:style-name="P1"/>
      <text:p text:style-name="P1">11 - O professor da disciplina irá fechar o processo.</text:p>
      <text:p text:style-name="P1"/>
      <text:p text:style-name="P1">12 - O aluno poderá imprimir um nada consta pelo sistema.</text:p>
      <text:p text:style-name="P1"/>
      <text:p text:style-name="P1"><text:tab/>Neste semestre, podem fazer somente dois relatórios pelo jasper studio, que sera utilizado pelo professor da disciplina, no passo 2 do processo:</text:p>
      <text:p text:style-name="P1"><text:tab/>Opção de imprimir a lista de propostas de trabalho [nome do aluno, título da proposta, professor sugerido]</text:p>
      <text:p text:style-name="P1"><text:soft-page-break/><text:tab/>Opção de imprimir a lista de professores disponíveis no colegiado do aluno [nome do professor, quantidade de orientações, áreas de conhecimento do professor]</text:p>
      <text:p text:style-name="P1"><text:tab/>Neste semestre quem ficou responsável pelo desenvolvimento do chat bot, não precisa implement<text:span text:style-name="T1">á</text:span>-lo ainda, invés disso, produzam uma tela de Perguntas Frequentes que será fundamental para a produção do chat b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08:59:38.411625759</meta:creation-date>
    <dc:date>2019-10-16T10:20:04.225491374</dc:date>
    <meta:editing-duration>PT59M3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3" meta:paragraph-count="26" meta:word-count="592" meta:character-count="3573" meta:non-whitespace-character-count="2995"/>
  </office:meta>
</office:document-meta>
</file>